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opacity="0%" draw:auto-grow-height="false" fo:min-height="0.749cm" fo:min-width="0.499cm" fo:wrap-option="no-wrap" draw:shadow-opacity="0%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cm" fo:min-width="4.154cm"/>
    </style:style>
    <style:style style:name="gr6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1.305cm" fo:min-width="2.445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405cm" fo:min-width="1.62cm"/>
    </style:style>
    <style:style style:name="gr10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1.158cm" fo:min-width="2.498cm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cm" fo:min-width="0cm"/>
    </style:style>
    <style:style style:name="gr13" style:family="graphic" style:parent-style-name="standard">
      <style:graphic-properties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81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 style:writing-mode="rl-tb"/>
    </style:style>
    <style:style style:name="P3" style:family="paragraph">
      <style:paragraph-properties fo:text-align="end" style:writing-mode="rl-tb"/>
      <style:text-properties fo:font-size="12pt" style:font-size-asian="18pt" style:font-size-complex="12pt" style:language-complex="ur" style:country-complex="PK"/>
    </style:style>
    <style:style style:name="P4" style:family="paragraph">
      <style:paragraph-properties fo:text-align="end" style:writing-mode="rl-tb"/>
      <style:text-properties fo:font-size="12pt" style:font-size-asian="18pt" style:font-size-complex="12pt"/>
    </style:style>
    <style:style style:name="T1" style:family="text">
      <style:text-properties fo:font-size="12pt" style:font-size-asian="18pt" style:font-size-complex="12pt" style:language-complex="ur" style:country-complex="PK"/>
    </style:style>
    <style:style style:name="T2" style:family="text">
      <style:text-properties fo:font-size="12pt" style:font-size-asian="18pt" style:font-size-complex="12pt"/>
    </style:style>
    <style:style style:name="T3" style:family="text">
      <style:text-properties fo:font-family="Arial" style:font-family-generic="swiss" style:font-pitch="variable" fo:font-size="12pt" style:font-size-asian="18pt" style:font-family-complex="Arial" style:font-family-generic-complex="swiss" style:font-pitch-complex="variable" style:font-size-complex="12pt"/>
    </style:style>
    <style:style style:name="T4" style:family="text">
      <style:text-properties style:text-position="sub 58%" fo:font-family="Arial" style:font-family-generic="swiss" style:font-pitch="variable" fo:font-size="12pt" style:font-size-asian="18pt" style:font-family-complex="Arial" style:font-family-generic-complex="swiss" style:font-pitch-complex="variable" style:font-size-complex="12pt"/>
    </style:style>
    <style:style style:name="T5" style:family="text">
      <style:text-properties fo:font-family="Arial" style:font-style-name="Normal" style:font-family-generic="swiss" style:font-pitch="variable" fo:font-size="12pt" style:font-family-asian="Arial" style:font-style-name-asian="Normal" style:font-family-generic-asian="swiss" style:font-pitch-asian="variable" style:font-size-asian="18pt" style:font-family-complex="Arial" style:font-style-name-complex="Normal" style:font-family-generic-complex="swiss" style:font-pitch-complex="variable" style:font-size-complex="12pt" style:language-complex="ur" style:country-complex="PK"/>
    </style:style>
    <style:style style:name="T6" style:family="text">
      <style:text-properties fo:font-family="cmmi10" style:font-pitch="variable"/>
    </style:style>
    <style:style style:name="T7" style:family="text">
      <style:text-properties style:text-position="sub 58%"/>
    </style:style>
    <style:style style:name="T8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9" style:family="text">
      <style:text-properties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.834cm" svg:y1="1.609cm" svg:x2="1.621cm" svg:y2="1.611cm">
            <text:p/>
          </draw:line>
          <draw:custom-shape draw:style-name="gr2" draw:layer="layout" svg:width="1.807cm" svg:height="2.747cm" svg:x="2.428cm" svg:y="0.676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5112.9266927812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line draw:style-name="gr3" draw:text-style-name="P1" draw:layer="layout" svg:x1="4.219cm" svg:y1="0.679cm" svg:x2="4.794cm" svg:y2="0.469cm">
            <text:p/>
          </draw:line>
          <draw:line draw:style-name="gr3" draw:text-style-name="P1" draw:layer="layout" svg:x1="4.236cm" svg:y1="3.422cm" svg:x2="4.794cm" svg:y2="3.22cm">
            <text:p/>
          </draw:line>
          <draw:line draw:style-name="gr3" draw:text-style-name="P1" draw:layer="layout" svg:x1="2.428cm" svg:y1="0.679cm" svg:x2="3.03cm" svg:y2="0.486cm">
            <text:p/>
          </draw:line>
          <draw:line draw:style-name="gr3" draw:text-style-name="P1" draw:layer="layout" svg:x1="3.027cm" svg:y1="0.485cm" svg:x2="4.79cm" svg:y2="0.469cm">
            <text:p/>
          </draw:line>
          <draw:line draw:style-name="gr3" draw:text-style-name="P1" draw:layer="layout" svg:x1="4.79cm" svg:y1="0.467cm" svg:x2="4.795cm" svg:y2="3.219cm">
            <text:p/>
          </draw:line>
          <draw:line draw:style-name="gr3" draw:text-style-name="P1" draw:layer="layout" svg:x1="3.443cm" svg:y1="2.809cm" svg:x2="3.405cm" svg:y2="1.078cm">
            <text:p/>
          </draw:line>
          <draw:line draw:style-name="gr3" draw:text-style-name="P1" draw:layer="layout" svg:x1="3.444cm" svg:y1="2.809cm" svg:x2="3.805cm" svg:y2="2.809cm">
            <text:p/>
          </draw:line>
          <draw:line draw:style-name="gr3" draw:text-style-name="P1" draw:layer="layout" svg:x1="2.853cm" svg:y1="3.012cm" svg:x2="3.446cm" svg:y2="2.806cm">
            <text:p/>
          </draw:line>
          <draw:line draw:style-name="gr4" draw:text-style-name="P1" draw:layer="layout" svg:x1="2.839cm" svg:y1="2.433cm" svg:x2="3.479cm" svg:y2="2.204cm">
            <text:p/>
          </draw:line>
          <draw:line draw:style-name="gr4" draw:text-style-name="P1" draw:layer="layout" svg:x1="2.843cm" svg:y1="2.432cm" svg:x2="2.386cm" svg:y2="2.436cm">
            <text:p/>
          </draw:line>
          <draw:line draw:style-name="gr4" draw:text-style-name="P1" draw:layer="layout" svg:x1="2.384cm" svg:y1="2.435cm" svg:x2="2.44cm" svg:y2="2.418cm">
            <text:p/>
          </draw:line>
          <draw:line draw:style-name="gr4" draw:text-style-name="P1" draw:layer="layout" svg:x1="3.444cm" svg:y1="2.199cm" svg:x2="3.475cm" svg:y2="2.205cm">
            <text:p/>
          </draw:line>
          <draw:line draw:style-name="gr4" draw:text-style-name="P1" draw:layer="layout" svg:x1="2.826cm" svg:y1="2.24cm" svg:x2="3.475cm" svg:y2="2.01cm">
            <text:p/>
          </draw:line>
          <draw:line draw:style-name="gr4" draw:text-style-name="P1" draw:layer="layout" svg:x1="2.829cm" svg:y1="2.238cm" svg:x2="2.366cm" svg:y2="2.242cm">
            <text:p/>
          </draw:line>
          <draw:line draw:style-name="gr4" draw:text-style-name="P1" draw:layer="layout" svg:x1="2.364cm" svg:y1="2.242cm" svg:x2="2.421cm" svg:y2="2.225cm">
            <text:p/>
          </draw:line>
          <draw:line draw:style-name="gr4" draw:text-style-name="P1" draw:layer="layout" svg:x1="3.44cm" svg:y1="2.005cm" svg:x2="3.471cm" svg:y2="2.011cm">
            <text:p/>
          </draw:line>
          <draw:line draw:style-name="gr4" draw:text-style-name="P1" draw:layer="layout" svg:x1="2.841cm" svg:y1="1.783cm" svg:x2="3.484cm" svg:y2="1.553cm">
            <text:p/>
          </draw:line>
          <draw:line draw:style-name="gr4" draw:text-style-name="P1" draw:layer="layout" svg:x1="2.845cm" svg:y1="1.781cm" svg:x2="2.386cm" svg:y2="1.785cm">
            <text:p/>
          </draw:line>
          <draw:line draw:style-name="gr4" draw:text-style-name="P1" draw:layer="layout" svg:x1="2.384cm" svg:y1="1.784cm" svg:x2="2.44cm" svg:y2="1.767cm">
            <text:p/>
          </draw:line>
          <draw:line draw:style-name="gr4" draw:text-style-name="P1" draw:layer="layout" svg:x1="3.449cm" svg:y1="1.547cm" svg:x2="3.48cm" svg:y2="1.553cm">
            <text:p/>
          </draw:line>
          <draw:line draw:style-name="gr4" draw:text-style-name="P1" draw:layer="layout" svg:x1="2.826cm" svg:y1="2.014cm" svg:x2="3.475cm" svg:y2="1.784cm">
            <text:p/>
          </draw:line>
          <draw:line draw:style-name="gr4" draw:text-style-name="P1" draw:layer="layout" svg:x1="2.829cm" svg:y1="2.012cm" svg:x2="2.366cm" svg:y2="2.016cm">
            <text:p/>
          </draw:line>
          <draw:line draw:style-name="gr4" draw:text-style-name="P1" draw:layer="layout" svg:x1="2.364cm" svg:y1="2.016cm" svg:x2="2.421cm" svg:y2="1.999cm">
            <text:p/>
          </draw:line>
          <draw:line draw:style-name="gr4" draw:text-style-name="P1" draw:layer="layout" svg:x1="3.44cm" svg:y1="1.779cm" svg:x2="3.471cm" svg:y2="1.785cm">
            <text:p/>
          </draw:line>
          <draw:line draw:style-name="gr1" draw:text-style-name="P1" draw:layer="layout" svg:x1="2.83cm" svg:y1="1.611cm" svg:x2="3.479cm" svg:y2="1.381cm">
            <text:p/>
          </draw:line>
          <draw:line draw:style-name="gr4" draw:text-style-name="P1" draw:layer="layout" svg:x1="3.444cm" svg:y1="1.375cm" svg:x2="3.475cm" svg:y2="1.381cm">
            <text:p/>
          </draw:line>
          <draw:line draw:style-name="gr4" draw:text-style-name="P1" draw:layer="layout" svg:x1="2.828cm" svg:y1="2.692cm" svg:x2="3.477cm" svg:y2="2.462cm">
            <text:p/>
          </draw:line>
          <draw:line draw:style-name="gr4" draw:text-style-name="P1" draw:layer="layout" svg:x1="2.832cm" svg:y1="2.69cm" svg:x2="2.369cm" svg:y2="2.694cm">
            <text:p/>
          </draw:line>
          <draw:line draw:style-name="gr4" draw:text-style-name="P1" draw:layer="layout" svg:x1="2.366cm" svg:y1="2.693cm" svg:x2="2.423cm" svg:y2="2.676cm">
            <text:p/>
          </draw:line>
          <draw:line draw:style-name="gr4" draw:text-style-name="P1" draw:layer="layout" svg:x1="3.442cm" svg:y1="2.456cm" svg:x2="3.473cm" svg:y2="2.462cm">
            <text:p/>
          </draw:line>
          <draw:line draw:style-name="gr4" draw:text-style-name="P1" draw:layer="layout" svg:x1="2.428cm" svg:y1="2.499cm" svg:x2="1.617cm" svg:y2="2.499cm">
            <text:p/>
          </draw:line>
        </draw:g>
        <draw:frame draw:style-name="gr5" draw:text-style-name="P3" draw:layer="layout" svg:width="6.696cm" svg:height="0.747cm" svg:x="2.454cm" svg:y="3.733cm">
          <draw:text-box>
            <text:p text:style-name="P2"><text:span text:style-name="T1">شکل </text:span><text:span text:style-name="T1">1</text:span><text:span text:style-name="T1">۔</text:span><text:span text:style-name="T1">1</text:span><text:span text:style-name="T1"> سادہ مقناطیسی سرکٹ</text:span></text:p>
          </draw:text-box>
        </draw:frame>
        <draw:line draw:style-name="gr6" draw:text-style-name="P2" draw:layer="layout" svg:x1="3.772cm" svg:y1="2.518cm" svg:x2="4.198cm" svg:y2="2.508cm">
          <text:p/>
        </draw:line>
        <draw:line draw:style-name="gr6" draw:text-style-name="P2" draw:layer="layout" svg:x1="4.178cm" svg:y1="2.508cm" svg:x2="4.737cm" svg:y2="2.305cm">
          <text:p/>
        </draw:line>
        <draw:line draw:style-name="gr6" draw:text-style-name="P2" draw:layer="layout" svg:x1="3.772cm" svg:y1="2.508cm" svg:x2="4.422cm" svg:y2="2.295cm">
          <text:p/>
        </draw:line>
        <draw:line draw:style-name="gr6" draw:text-style-name="P2" draw:id="id1" draw:layer="layout" svg:x1="4.402cm" svg:y1="2.305cm" svg:x2="4.747cm" svg:y2="2.295cm">
          <text:p/>
        </draw:line>
        <draw:frame draw:style-name="gr7" draw:text-style-name="P4" draw:layer="layout" svg:width="3.249cm" svg:height="1.555cm" svg:x="5.676cm" svg:y="1.402cm">
          <draw:text-box>
            <text:p text:style-name="P2"><text:span text:style-name="T2">کراس سیکشنل رقبہ </text:span><text:span text:style-name="T3">A</text:span><text:span text:style-name="T4">c</text:span></text:p>
          </draw:text-box>
        </draw:frame>
        <draw:connector draw:style-name="gr8" draw:text-style-name="P2" draw:layer="layout" draw:type="curve" svg:x1="6.113cm" svg:y1="1.792cm" svg:x2="4.574cm" svg:y2="2.295cm" draw:end-shape="id1" draw:end-glue-point="0" svg:d="m6113 1792c0 1-1539-250-1539 503">
          <text:p/>
        </draw:connector>
        <draw:frame draw:style-name="gr9" draw:text-style-name="P3" draw:id="id2" draw:layer="layout" svg:width="3.353cm" svg:height="1.243cm" svg:x="6.07cm" svg:y="0.128cm">
          <draw:text-box>
            <text:p text:style-name="P2"><text:span text:style-name="T1">مقناطیسی کور،</text:span></text:p>
            <text:p text:style-name="P2"><text:span text:style-name="T1">پرمیبیلیٹی </text:span><text:span text:style-name="T5">μ</text:span></text:p>
          </draw:text-box>
        </draw:frame>
        <draw:connector draw:style-name="gr8" draw:text-style-name="P2" draw:layer="layout" draw:type="curve" svg:x1="6.07cm" svg:y1="0.749cm" svg:x2="4.824cm" svg:y2="0.453cm" draw:start-shape="id2" svg:d="m6070 749c-1309 0-687-296-1246-296">
          <text:p/>
        </draw:connector>
        <draw:line draw:style-name="gr6" draw:text-style-name="P2" draw:layer="layout" svg:x1="2.641cm" svg:y1="0.822cm" svg:x2="2.641cm" svg:y2="3.219cm">
          <text:p/>
        </draw:line>
        <draw:line draw:style-name="gr6" draw:text-style-name="P2" draw:layer="layout" svg:x1="2.641cm" svg:y1="3.219cm" svg:x2="3.972cm" svg:y2="3.199cm">
          <text:p/>
        </draw:line>
        <draw:line draw:style-name="gr6" draw:text-style-name="P2" draw:id="id3" draw:layer="layout" svg:x1="3.972cm" svg:y1="3.189cm" svg:x2="3.972cm" svg:y2="0.811cm">
          <text:p/>
        </draw:line>
        <draw:line draw:style-name="gr10" draw:text-style-name="P2" draw:layer="layout" svg:x1="2.895cm" svg:y1="0.833cm" svg:x2="2.631cm" svg:y2="0.832cm">
          <text:p/>
        </draw:line>
        <draw:frame draw:style-name="gr11" draw:text-style-name="P4" draw:layer="layout" svg:width="3.034cm" svg:height="1.408cm" svg:x="6.369cm" svg:y="2.54cm">
          <draw:text-box>
            <text:p text:style-name="P4">کور کی اوسط</text:p>
            <text:p text:style-name="P4">لمبائ <text:span text:style-name="T6">l</text:span><text:span text:style-name="T7">c</text:span></text:p>
          </draw:text-box>
        </draw:frame>
        <draw:connector draw:style-name="gr8" draw:text-style-name="P4" draw:layer="layout" draw:type="curve" svg:x1="6.75cm" svg:y1="3.153cm" svg:x2="3.972cm" svg:y2="3.189cm" draw:end-shape="id3" draw:end-glue-point="2" svg:d="m6750 3153c-1707 0-318 36-2778 36">
          <text:p/>
        </draw:connector>
        <draw:frame draw:style-name="gr12" draw:text-style-name="P4" draw:layer="layout" svg:width="0.858cm" svg:height="0.747cm" svg:x="0.995cm" svg:y="1.203cm">
          <draw:text-box>
            <text:p text:style-name="P4">+</text:p>
          </draw:text-box>
        </draw:frame>
        <draw:frame draw:style-name="gr12" draw:text-style-name="P4" draw:layer="layout" svg:width="0.654cm" svg:height="0.747cm" svg:x="1.113cm" svg:y="2.032cm">
          <draw:text-box>
            <text:p text:style-name="P4">-</text:p>
          </draw:text-box>
        </draw:frame>
        <draw:frame draw:style-name="gr12" draw:text-style-name="P4" draw:layer="layout" svg:width="0.714cm" svg:height="0.725cm" svg:x="1.097cm" svg:y="1.652cm">
          <draw:text-box>
            <text:p text:style-name="P4"><text:span text:style-name="T8">λ</text:span></text:p>
          </draw:text-box>
        </draw:frame>
        <draw:frame draw:style-name="gr13" draw:layer="layout" svg:width="0.324cm" svg:height="0.469cm" svg:x="1.615cm" svg:y="0.65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8" draw:text-style-name="P4" draw:layer="layout" svg:x1="1.636cm" svg:y1="1.289cm" svg:x2="2.367cm" svg:y2="1.299cm">
          <text:p/>
        </draw:line>
        <draw:frame draw:style-name="gr12" draw:text-style-name="P4" draw:layer="layout" svg:width="1.247cm" svg:height="0.581cm" svg:x="2.695cm" svg:y="0.536cm">
          <draw:text-box>
            <text:p text:style-name="P4"><text:span text:style-name="T9">فلکس</text:span></text:p>
          </draw:text-box>
        </draw:frame>
        <draw:line draw:style-name="gr6" draw:text-style-name="P4" draw:layer="layout" svg:x1="3.962cm" svg:y1="0.833cm" svg:x2="3.708cm" svg:y2="0.833cm">
          <text:p/>
        </draw:line>
        <draw:frame draw:style-name="gr14" draw:text-style-name="P4" draw:id="id4" draw:layer="layout" svg:width="2.509cm" svg:height="0.747cm" svg:x="-0.004cm" svg:y="2.991cm">
          <draw:text-box>
            <text:p text:style-name="P4">N ٹرن کائل</text:p>
          </draw:text-box>
        </draw:frame>
        <draw:connector draw:style-name="gr8" draw:text-style-name="P4" draw:layer="layout" draw:type="curve" draw:line-skew="0.271cm" svg:x1="1.25cm" svg:y1="2.991cm" svg:x2="2.31cm" svg:y2="2.748cm" draw:start-shape="id4" draw:start-glue-point="0" svg:d="m1250 2991c0-345 1060-224 1060-24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09cm" fo:margin-left="0.991cm" fo:margin-right="0.991cm" fo:page-width="10.16cm" fo:page-height="4.4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18T13:52:52</meta:creation-date>
    <dc:date>2011-02-18T16:36:46</dc:date>
    <dc:creator>khalid khan</dc:creator>
    <meta:editing-duration>PT02H43M54S</meta:editing-duration>
    <meta:editing-cycles>22</meta:editing-cycles>
    <meta:generator>OpenOffice.org/3.1$Linux OpenOffice.org_project/310m19$Build-9420</meta:generator>
    <meta:document-statistic meta:object-count="5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i>i</math:mi>
    <math:annotation math:encoding="StarMath 5.0">i</math:annotation>
  </math:semantics>
</math:math>
</file>